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54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0.953cm"/>
    </style:style>
    <style:style style:name="co4" style:family="table-column">
      <style:table-column-properties fo:break-before="auto" style:column-width="1.879cm"/>
    </style:style>
    <style:style style:name="co5" style:family="table-column">
      <style:table-column-properties fo:break-before="auto" style:column-width="2.17cm"/>
    </style:style>
    <style:style style:name="co6" style:family="table-column">
      <style:table-column-properties fo:break-before="auto" style:column-width="1.746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834cm" fo:break-before="auto" style:use-optimal-row-height="true"/>
    </style:style>
    <style:style style:name="ro4" style:family="table-row">
      <style:table-row-properties style:row-height="0.423cm" fo:break-before="auto" style:use-optimal-row-height="true"/>
    </style:style>
    <style:style style:name="ta1" style:family="table" style:master-page-name="PageStyle_5f_Krav">
      <style:table-properties table:display="true" style:writing-mode="lr-tb"/>
    </style:style>
    <style:style style:name="ce1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wrap-option="wrap"/>
      <style:text-properties style:text-outline="false" fo:language="sv" fo:country="SE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3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c5000b"/>
      <style:text-properties style:text-outline="false" fo:language="sv" fo:country="SE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950e"/>
      <style:text-properties style:text-outline="false" fo:language="sv" fo:country="SE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outline="false" fo:language="sv" fo:country="SE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text-outline="false" fo:language="sv" fo:country="SE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text-outline="false" style:font-name="Arial1" fo:language="sv" fo:country="SE" fo:text-shadow="none" style:text-underline-mode="continuous" style:text-overline-mode="continuous" style:text-line-through-mode="continuous" style:font-name-asian="Arial1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text-outline="false" style:font-name="Arial1" fo:language="sv" fo:country="SE" fo:text-shadow="none" fo:font-weight="normal" style:text-underline-mode="continuous" style:text-overline-mode="continuous" style:text-line-through-mode="continuous" style:font-name-asian="Arial1" style:language-asian="zh" style:country-asian="CN" style:font-weight-asian="normal" style:font-name-complex="Tahoma" style:language-complex="hi" style:country-complex="IN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Linjeslut_20_1" draw:marker-start-width="0.2cm" draw:marker-start-center="false" draw:fill="solid" draw:fill-color="#ffffc0" draw:auto-grow-height="true" draw:auto-grow-width="false" fo:min-height="2.52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Linjeslut_20_1" draw:marker-start-width="0.2cm" draw:marker-start-center="false" draw:fill="solid" draw:fill-color="#ffffc0" draw:auto-grow-height="true" draw:auto-grow-width="false" fo:min-height="0.94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Linjeslut_20_1" draw:marker-start-width="0.2cm" draw:marker-start-center="false" draw:fill="solid" draw:fill-color="#ffffc0" draw:auto-grow-height="true" draw:auto-grow-width="false" fo:min-height="0.737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Linjeslut_20_1" draw:marker-start-width="0.2cm" draw:marker-start-center="false" draw:fill="solid" draw:fill-color="#ffffc0" draw:auto-grow-height="true" draw:auto-grow-width="false" fo:min-height="0.425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font-name="Arial1" fo:font-size="8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Arial1" style:font-size-asian="8pt" style:language-asian="zh" style:country-asian="CN" style:font-style-asian="normal" style:font-weight-asian="bold" style:font-name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Krav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2" table:default-cell-style-name="ce4"/>
        <table:table-column table:style-name="co2" table:default-cell-style-name="ce8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9"/>
        <table:table-column table:style-name="co2" table:default-cell-style-name="ce2"/>
        <table:table-column table:style-name="co2" table:number-columns-repeated="8" table:default-cell-style-name="ce3"/>
        <table:table-column table:style-name="co2" table:number-columns-repeated="237" table:default-cell-style-name="Default"/>
        <table:table-row table:style-name="ro1">
          <table:table-cell table:style-name="ce1" office:value-type="string">
            <text:p>Krav</text:p>
          </table:table-cell>
          <table:table-cell table:style-name="ce1" office:value-type="string">
            <text:p>Källa</text:p>
          </table:table-cell>
          <table:table-cell table:style-name="ce1" office:value-type="string">
            <text:p>Författare</text:p>
          </table:table-cell>
          <table:table-cell table:style-name="ce1" office:value-type="string">
            <text:p>Status</text:p>
          </table:table-cell>
          <table:table-cell table:style-name="ce7" office:value-type="string">
            <text:p>Baskrav</text:p>
          </table:table-cell>
          <table:table-cell table:style-name="ce1" office:value-type="string">
            <office:annotation draw:style-name="gr1" draw:text-style-name="P1" svg:width="3.387cm" svg:height="2.721cm" svg:x="19.803cm" svg:y="0.022cm" draw:caption-point-x="-1.177cm" draw:caption-point-y="-0.012cm">
              <dc:date>1899-12-28T00:00:00</dc:date>
              <text:p text:style-name="P1"><text:span text:style-name="T1">Hur stor risk är det att misslyckas med att leverera kravet. Detta innefattar allt från att man missuppfattar kravet till att man inte kan implementera eller testa kravet</text:span></text:p>
            </office:annotation>
            <text:p>Risk</text:p>
          </table:table-cell>
          <table:table-cell table:style-name="ce1" office:value-type="string">
            <office:annotation draw:style-name="gr2" draw:text-style-name="P1" svg:width="3.387cm" svg:height="1.146cm" svg:x="22.978cm" svg:y="0.022cm" draw:caption-point-x="-2.481cm" draw:caption-point-y="-0.012cm">
              <dc:date>1899-12-28T00:00:00</dc:date>
              <text:p text:style-name="P1"><text:span text:style-name="T1">Hur stor del av systemet anses vara inblandad i kravet.</text:span></text:p>
            </office:annotation>
            <text:p>Täckning</text:p>
          </table:table-cell>
          <table:table-cell table:style-name="ce1" office:value-type="string">
            <office:annotation draw:style-name="gr2" draw:text-style-name="P1" svg:width="3.387cm" svg:height="1.146cm" svg:x="26.153cm" svg:y="0.022cm" draw:caption-point-x="-3.494cm" draw:caption-point-y="-0.012cm">
              <dc:date>1899-12-28T00:00:00</dc:date>
              <text:p text:style-name="P1"><text:span text:style-name="T1">Hur stor nytta har kund och slutanvändare av kravet.</text:span></text:p>
            </office:annotation>
            <text:p>Kundnytta</text:p>
          </table:table-cell>
          <table:table-cell table:style-name="ce1" office:value-type="string">
            <office:annotation draw:style-name="gr3" draw:text-style-name="P1" svg:width="3.387cm" svg:height="1.461cm" svg:x="29.327cm" svg:y="0.022cm" draw:caption-point-x="-4.929cm" draw:caption-point-y="-0.012cm">
              <dc:date>1899-12-28T00:00:00</dc:date>
              <text:p text:style-name="P1"><text:span text:style-name="T1">Summan av viktade värdeb för risk, täckning och kundnytta.</text:span></text:p>
            </office:annotation>
            <text:p>Prioritet</text:p>
          </table:table-cell>
          <table:table-cell table:style-name="ce1" office:value-type="string">
            <office:annotation draw:style-name="gr4" draw:text-style-name="P1" svg:width="3.387cm" svg:height="0.831cm" svg:x="32.503cm" svg:y="0.022cm" draw:caption-point-x="-4.941cm" draw:caption-point-y="-0.012cm">
              <dc:date>1899-12-28T00:00:00</dc:date>
              <text:p text:style-name="P1"><text:span text:style-name="T1">Den tid som ett krav anses motsvara</text:span></text:p>
            </office:annotation>
            <text:p>Points</text:p>
          </table:table-cell>
          <table:table-cell table:style-name="ce1" table:number-columns-repeated="8"/>
          <table:table-cell table:number-columns-repeated="237"/>
        </table:table-row>
        <table:table-row table:style-name="ro2">
          <table:table-cell office:value-type="string">
            <text:p>Uppdatera innehåll startsida</text:p>
          </table:table-cell>
          <table:table-cell office:value-type="string">
            <text:p>Administratör</text:p>
          </table:table-cell>
          <table:table-cell office:value-type="string">
            <text:p>Marike</text:p>
          </table:table-cell>
          <table:table-cell office:value-type="string">
            <text:p>Ej påbörjad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2" table:formula="of:=SUM([.F2] + ([.G2]*0.5) + ([.H2]*0.25))" office:value-type="float" office:value="4.75">
            <text:p>4,75</text:p>
          </table:table-cell>
          <table:table-cell table:style-name="Default"/>
          <table:table-cell table:number-columns-repeated="245"/>
        </table:table-row>
        <table:table-row table:style-name="ro2">
          <table:table-cell office:value-type="string">
            <text:p>Skapa nytt blogginlägg</text:p>
          </table:table-cell>
          <table:table-cell office:value-type="string">
            <text:p>Administratör</text:p>
          </table:table-cell>
          <table:table-cell office:value-type="string">
            <text:p>Marike</text:p>
          </table:table-cell>
          <table:table-cell office:value-type="string">
            <text:p>Ej påbörjad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formula="of:=SUM([.F3] + ([.G3]*0.5) + ([.H3]*0.25))" office:value-type="float" office:value="4.25">
            <text:p>4,25</text:p>
          </table:table-cell>
          <table:table-cell table:number-columns-repeated="246"/>
        </table:table-row>
        <table:table-row table:style-name="ro2">
          <table:table-cell office:value-type="string">
            <text:p>Redigera bef. Blogginlägg</text:p>
          </table:table-cell>
          <table:table-cell office:value-type="string">
            <text:p>Administratör</text:p>
          </table:table-cell>
          <table:table-cell office:value-type="string">
            <text:p>Marike</text:p>
          </table:table-cell>
          <table:table-cell office:value-type="string">
            <text:p>Ej påbörjad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F4] + ([.G4]*0.5) + ([.H4]*0.25))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Administrera bokningslista</text:p>
          </table:table-cell>
          <table:table-cell office:value-type="string">
            <text:p>Administratör</text:p>
          </table:table-cell>
          <table:table-cell office:value-type="string">
            <text:p>Marike</text:p>
          </table:table-cell>
          <table:table-cell office:value-type="string">
            <text:p>Ej påbörjad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table:formula="of:=SUM([.F5] + ([.G5]*0.5) + ([.H5]*0.25))" office:value-type="float" office:value="1.75">
            <text:p>1,75</text:p>
          </table:table-cell>
          <table:table-cell table:number-columns-repeated="246"/>
        </table:table-row>
        <table:table-row table:style-name="ro2">
          <table:table-cell office:value-type="string">
            <text:p>Registrera bokning</text:p>
          </table:table-cell>
          <table:table-cell office:value-type="string">
            <text:p>Besökare</text:p>
          </table:table-cell>
          <table:table-cell office:value-type="string">
            <text:p>Marike</text:p>
          </table:table-cell>
          <table:table-cell office:value-type="string">
            <text:p>Ej påbörjad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SUM([.F6] + ([.G6]*0.5) + ([.H6]*0.25))" office:value-type="float" office:value="8.25">
            <text:p>8,25</text:p>
          </table:table-cell>
          <table:table-cell table:number-columns-repeated="246"/>
        </table:table-row>
        <table:table-row table:style-name="ro3">
          <table:table-cell office:value-type="string">
            <text:p>Använda kontaktformulär</text:p>
          </table:table-cell>
          <table:table-cell office:value-type="string">
            <text:p>Besökare + Administratör</text:p>
          </table:table-cell>
          <table:table-cell office:value-type="string">
            <text:p>Marike</text:p>
          </table:table-cell>
          <table:table-cell table:style-name="ce5" office:value-type="string">
            <text:p>Påbörja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SUM([.F7] + ([.G7]*0.5) + ([.H7]*0.25))" office:value-type="float" office:value="3.5">
            <text:p>3,5</text:p>
          </table:table-cell>
          <table:table-cell table:number-columns-repeated="246"/>
        </table:table-row>
        <table:table-row table:style-name="ro2">
          <table:table-cell office:value-type="string">
            <text:p>Responsiv design</text:p>
          </table:table-cell>
          <table:table-cell office:value-type="string">
            <text:p>Besökare</text:p>
          </table:table-cell>
          <table:table-cell office:value-type="string">
            <text:p>Marike</text:p>
          </table:table-cell>
          <table:table-cell table:style-name="ce5" office:value-type="string">
            <text:p>Påbörjad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10" table:formula="of:=SUM([.F8] + ([.G8]*0.5) + ([.H8]*0.25))" office:value-type="float" office:value="8.25">
            <text:p>8,25</text:p>
          </table:table-cell>
          <table:table-cell table:number-columns-repeated="246"/>
        </table:table-row>
        <table:table-row table:style-name="ro2">
          <table:table-cell office:value-type="string">
            <text:p>Facebook och twitter</text:p>
          </table:table-cell>
          <table:table-cell office:value-type="string">
            <text:p>Besökare </text:p>
          </table:table-cell>
          <table:table-cell office:value-type="string">
            <text:p>Marike</text:p>
          </table:table-cell>
          <table:table-cell office:value-type="string">
            <text:p>Ej påbörjad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SUM([.F9] + ([.G9]*0.5) + ([.H9]*0.25))" office:value-type="float" office:value="2.5">
            <text:p>2,5</text:p>
          </table:table-cell>
          <table:table-cell table:number-columns-repeated="246"/>
        </table:table-row>
        <table:table-row table:style-name="ro2">
          <table:table-cell office:value-type="string">
            <text:p>Validering</text:p>
          </table:table-cell>
          <table:table-cell office:value-type="string">
            <text:p>Administratör</text:p>
          </table:table-cell>
          <table:table-cell office:value-type="string">
            <text:p>Marike</text:p>
          </table:table-cell>
          <table:table-cell office:value-type="string">
            <text:p>Ej påbörjad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" table:formula="of:=SUM([.F10] + ([.G10]*0.5) + ([.H10]*0.25))" office:value-type="float" office:value="3.25">
            <text:p>3,25</text:p>
          </table:table-cell>
          <table:table-cell table:number-columns-repeated="246"/>
        </table:table-row>
        <table:table-row table:style-name="ro4" table:number-rows-repeated="5">
          <table:table-cell table:number-columns-repeated="3"/>
          <table:table-cell table:style-name="ce6"/>
          <table:table-cell table:style-name="ce2"/>
          <table:table-cell table:number-columns-repeated="250"/>
        </table:table-row>
        <table:table-row table:style-name="ro4">
          <table:table-cell table:style-name="ce3" table:number-columns-repeated="8"/>
          <table:table-cell table:style-name="ce10"/>
          <table:table-cell table:style-name="ce3"/>
          <table:table-cell table:number-columns-repeated="245"/>
        </table:table-row>
        <table:table-row table:style-name="ro4">
          <table:table-cell table:style-name="Default" table:number-columns-repeated="18"/>
          <table:table-cell table:number-columns-repeated="237"/>
        </table:table-row>
        <table:table-row table:style-name="ro4">
          <table:table-cell table:style-name="Default" table:number-columns-repeated="8"/>
          <table:table-cell table:style-name="Default" office:value-type="string">
            <text:p>*uträkningen 1*risk + 0,5*täckning + 0,25*kundnytta</text:p>
          </table:table-cell>
          <table:table-cell table:style-name="Default" table:number-columns-repeated="9"/>
          <table:table-cell table:number-columns-repeated="237"/>
        </table:table-row>
      </table:table>
      <table:named-expressions>
        <table:named-range table:name="o26yb0c30h3n" table:base-cell-address="$Krav.$A$1" table:cell-range-address="Krav.$I$1"/>
        <table:named-range table:name="k6fjv25314dr" table:base-cell-address="$Krav.$A$1" table:cell-range-address="Krav.$A$1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number-style style:name="N111P0" style:volatile="true">
      <number:text>kr </number:text>
      <number:number number:decimal-places="0" number:min-integer-digits="1" number:grouping="true"/>
      <number:text> </number:text>
    </number:number-style>
    <number:number-style style:name="N111P1" style:volatile="true">
      <number:text>kr (</number:text>
      <number:number number:decimal-places="0" number:min-integer-digits="1" number:grouping="true"/>
      <number:text>)</number:text>
    </number:number-style>
    <number:number-style style:name="N111P2" style:volatile="true">
      <number:text>kr-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text>  </number:text>
      <number:number number:decimal-places="0" number:min-integer-digits="1" number:grouping="true"/>
      <number:text> </number:text>
    </number:number-style>
    <number:number-style style:name="N115P1" style:volatile="true">
      <number:text> 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8P0" style:volatile="true">
      <number:text>kr </number:text>
      <number:number number:decimal-places="2" number:min-integer-digits="1" number:grouping="true"/>
      <number:text> </number:text>
    </number:number-style>
    <number:number-style style:name="N118P1" style:volatile="true">
      <number:text>kr (</number:text>
      <number:number number:decimal-places="2" number:min-integer-digits="1" number:grouping="true"/>
      <number:text>)</number:text>
    </number:number-style>
    <number:number-style style:name="N118P2" style:volatile="true">
      <number:text>kr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text>  </number:text>
      <number:number number:decimal-places="2" number:min-integer-digits="1" number:grouping="true"/>
      <number:text> </number:text>
    </number:number-style>
    <number:number-style style:name="N121P1" style:volatile="true">
      <number:text>  (</number:text>
      <number:number number:decimal-places="2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1"/>
    <style:style style:name="Currency_20__5b_0_5d_" style:display-name="Currency [0]" style:family="table-cell" style:parent-style-name="Default" style:data-style-name="N115"/>
    <style:style style:name="Comma" style:family="table-cell" style:parent-style-name="Default" style:data-style-name="N118"/>
    <style:style style:name="Comma_20__5b_0_5d_" style:display-name="Comma [0]" style:family="table-cell" style:parent-style-name="Default" style:data-style-name="N111"/>
    <draw:marker draw:name="Linjeslut_20_1" draw:display-name="Linjeslut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8">2014-04-28</text:date>, <text:time>14:30:5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  <style:master-page style:name="PageStyle_5f_Krav" style:display-name="PageStyle_Kra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matris" style:display-name="PageStyle_Testmatr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Unix OpenOffice.org_project/341m1$Build-9593</meta:generator>
    <dc:date>2014-04-28T14:30:50</dc:date>
    <meta:editing-duration>P4DT9H47M20S</meta:editing-duration>
    <meta:editing-cycles>34</meta:editing-cycles>
    <meta:document-statistic meta:table-count="1" meta:cell-count="92" meta:object-count="0"/>
    <meta:user-defined meta:name=""/>
  </office:meta>
</office:document-meta>
</file>